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top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 fo:padding-bottom="-1.97cm" draw:shadow="hidden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25cm"/>
    </style:style>
    <style:style style:name="gr12" style:family="graphic" style:parent-style-name="standard">
      <style:graphic-properties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cm" svg:height="4cm" svg:x="12.5cm" svg:y="1.5cm">
          <text:p text:style-name="P1">Color legend</text:p>
        </draw:rect>
        <draw:custom-shape draw:style-name="gr2" draw:text-style-name="P1" draw:id="id2" draw:layer="layout" svg:width="4cm" svg:height="1.5cm" svg:x="6.5cm" svg:y="12.5cm">
          <text:p text:style-name="P1">TCompon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1" draw:layer="layout" svg:width="4cm" svg:height="1.5cm" svg:x="12.5cm" svg:y="17.5cm">
          <text:p text:style-name="P1">TShipPart(s)</text:p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2.5cm" svg:y1="18.25cm" svg:x2="10.5cm" svg:y2="13.25cm" draw:start-shape="id1" draw:end-shape="id2" svg:d="m12500 18250h-1000v-5000h-1000">
          <text:p text:style-name="P1"><text:span text:style-name="T1">TComponent is </text:span></text:p>
          <text:p text:style-name="P1"><text:span text:style-name="T1">not an actual ship part </text:span></text:p>
          <text:p text:style-name="P1"><text:span text:style-name="T1">instance. They are instantiated for</text:span></text:p>
          <text:p text:style-name="P1"><text:span text:style-name="T1">every ship but only reference to</text:span></text:p>
          <text:p text:style-name="P1"><text:span text:style-name="T1">a “blueprint” shippart.</text:span></text:p>
          <text:p text:style-name="P1"><text:span text:style-name="T1"/></text:p>
        </draw:connector>
        <draw:custom-shape draw:style-name="gr5" draw:text-style-name="P1" draw:id="id8" draw:layer="layout" svg:width="5cm" svg:height="2cm" svg:x="2.5cm" svg:y="22cm">
          <text:p text:style-name="P1">Shipmodels.xml</text:p>
          <text:p text:style-name="P1"><text:span text:style-name="T1">Predefined ship model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" draw:id="id10" draw:layer="layout" svg:width="5cm" svg:height="2.5cm" svg:x="14cm" svg:y="21.5cm">
          <text:p text:style-name="P1">Commodities.xml</text:p>
          <text:p text:style-name="P1"><text:span text:style-name="T1">All hulls and other </text:span></text:p>
          <text:p text:style-name="P1"><text:span text:style-name="T1">ship par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2" draw:layer="layout" svg:x1="8.5cm" svg:y1="12.5cm" svg:x2="7.492cm" svg:y2="9.5cm" draw:start-shape="id2" draw:end-shape="id3" draw:end-glue-point="2" svg:d="m8500 12500v-1500h-1008v-1500">
          <text:p text:style-name="P1"><text:span text:style-name="T1">Components are </text:span></text:p>
          <text:p text:style-name="P1"><text:span text:style-name="T1">loaded into slots</text:span></text:p>
        </draw:connector>
        <draw:connector draw:style-name="gr4" draw:text-style-name="P2" draw:layer="layout" svg:x1="14cm" svg:y1="12.25cm" svg:x2="10cm" svg:y2="7.315cm" draw:start-shape="id4" draw:end-shape="id5" svg:d="m14000 12250h-2000v-4935h-2000">
          <text:p text:style-name="P1"><text:span text:style-name="T1">Create hull instance</text:span></text:p>
          <text:p text:style-name="P1"><text:span text:style-name="T1"><text:s/></text:span><text:span text:style-name="T1">from proto</text:span></text:p>
        </draw:connector>
        <draw:custom-shape draw:style-name="gr3" draw:text-style-name="P1" draw:id="id4" draw:layer="layout" svg:width="5cm" svg:height="2.5cm" svg:x="14cm" svg:y="11cm">
          <text:p text:style-name="P1">THullPrototype(s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5cm" svg:x="15cm" svg:y="10cm">
          <text:p text:style-name="P1">TSlot(s)</text:p>
          <draw:enhanced-geometry svg:viewBox="0 0 21600 21600" draw:type="rectangle" draw:enhanced-path="M 0 0 L 21600 0 21600 21600 0 21600 0 0 Z N"/>
        </draw:custom-shape>
        <draw:custom-shape draw:style-name="gr6" draw:text-style-name="P1" draw:id="id7" draw:layer="layout" svg:width="6.5cm" svg:height="5.5cm" svg:x="3.242cm" svg:y="1.5cm">
          <text:p text:style-name="P1">TShip(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5" draw:layer="layout" svg:width="4.5cm" svg:height="2.5cm" svg:x="5.5cm" svg:y="6.065cm">
          <text:p text:style-name="P1">TH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" draw:layer="layout" svg:width="2.5cm" svg:height="1.5cm" svg:x="6.242cm" svg:y="8cm">
          <text:p text:style-name="P1">TSlot(s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draw:line-skew="2cm -0.242cm" svg:x1="3.75cm" svg:y1="16cm" svg:x2="3.242cm" svg:y2="4.25cm" draw:start-shape="id6" draw:start-glue-point="0" draw:end-shape="id7" draw:end-glue-point="3" svg:d="m3750 16000v-2500h-1250v-9250h742">
          <text:p text:style-name="P1"><text:span text:style-name="T1">A ship instance can be</text:span></text:p>
          <text:p text:style-name="P1"><text:span text:style-name="T1">built from a ship model,</text:span></text:p>
          <text:p text:style-name="P1"><text:span text:style-name="T1">but ships can also be</text:span></text:p>
          <text:p text:style-name="P1"><text:span text:style-name="T1">custom-built</text:span></text:p>
        </draw:connector>
        <draw:custom-shape draw:style-name="gr3" draw:text-style-name="P1" draw:id="id6" draw:layer="layout" svg:width="5.5cm" svg:height="3.5cm" svg:x="1cm" svg:y="16cm">
          <text:p text:style-name="P1">TShipmodel(s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5cm" svg:y1="22cm" svg:x2="3.75cm" svg:y2="19.5cm" draw:start-shape="id8" draw:end-shape="id6" svg:d="m5000 22000v-1250h-1250v-1250">
          <text:p/>
        </draw:connector>
        <draw:connector draw:style-name="gr9" draw:text-style-name="P1" draw:layer="layout" svg:x1="12.5cm" svg:y1="18.25cm" svg:x2="11cm" svg:y2="20.25cm" draw:start-shape="id1" draw:end-shape="id9" draw:end-glue-point="1" svg:d="m12500 18250h-750v2000h-750">
          <text:p/>
        </draw:connector>
        <draw:connector draw:style-name="gr10" draw:text-style-name="P1" draw:layer="layout" svg:x1="16.5cm" svg:y1="21.5cm" svg:x2="14.5cm" svg:y2="19cm" draw:start-shape="id10" draw:end-shape="id1" svg:d="m16500 21500v-1250h-2000v-1250">
          <text:p/>
        </draw:connector>
        <draw:connector draw:style-name="gr10" draw:text-style-name="P1" draw:layer="layout" svg:x1="19cm" svg:y1="22.749cm" svg:x2="19cm" svg:y2="12.25cm" draw:start-shape="id10" draw:start-glue-point="7" draw:end-shape="id4" svg:d="m19000 22749h501v-10499h-501">
          <text:p/>
        </draw:connector>
        <draw:custom-shape draw:style-name="gr3" draw:text-style-name="P1" draw:layer="layout" svg:width="5cm" svg:height="1.5cm" svg:x="5cm" svg:y="18.5cm">
          <text:p text:style-name="P1">THullPrototype(s)</text:p>
          <draw:enhanced-geometry svg:viewBox="0 0 21600 21600" draw:type="rectangle" draw:enhanced-path="M 0 0 L 21600 0 21600 21600 0 21600 0 0 Z N"/>
        </draw:custom-shape>
        <draw:custom-shape draw:style-name="gr3" draw:text-style-name="P3" draw:id="id9" draw:layer="layout" svg:width="4.5cm" svg:height="1.5cm" svg:x="6.5cm" svg:y="19.5cm">
          <text:p text:style-name="P1"><text:span text:style-name="T2">TShipmodelPart(s)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5cm" svg:height="2.5cm" svg:x="9cm" svg:y="23.5cm">
          <draw:text-box>
            <text:p text:style-name="P4"><text:span text:style-name="T1">TShipmodelparts are combination of a prototype hull slot and a ship part</text:span></text:p>
          </draw:text-box>
        </draw:frame>
        <draw:line draw:style-name="gr10" draw:text-style-name="P1" draw:layer="layout" svg:x1="11cm" svg:y1="23.5cm" svg:x2="9.5cm" svg:y2="21cm">
          <text:p/>
        </draw:line>
        <draw:custom-shape draw:style-name="gr3" draw:text-style-name="P2" draw:layer="layout" svg:width="2.5cm" svg:height="2.5cm" svg:x="13cm" svg:y="2.5cm">
          <text:p text:style-name="P2"><text:span text:style-name="T1">“</text:span><text:span text:style-name="T1">Blueprints”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5cm" svg:height="2.5cm" svg:x="16.5cm" svg:y="2.5cm">
          <text:p text:style-name="P2"><text:span text:style-name="T1">Created instances <text:s/>based on blueprin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Pakkanen</meta:initial-creator>
    <meta:creation-date>2009-03-28T22:17:50.45</meta:creation-date>
    <dc:date>2009-03-29T10:10:17.93</dc:date>
    <dc:creator>Jussi Pakkanen</dc:creator>
    <meta:editing-duration>PT01H52M30S</meta:editing-duration>
    <meta:editing-cycles>18</meta:editing-cycles>
    <meta:generator>OpenOffice.org/3.0$Win32 OpenOffice.org_project/300m15$Build-9379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